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Wrapper.endRow( String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leWrapper.FileWrapper( FileRowColContainer fd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Wrapper.endRo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Wrapper.clearA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ileWrapper.open( String file , String alia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ileWrapper.getFile( String file , String alia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ileWrapper.checkDefault( String 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leWrapper.getColumn( int co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Wrapper.getCurrentRow( String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leWrapper.getColumn( String file , int co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ileWrapper.initi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